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-Roman" svg:font-family="Times-Roman, 'Times New Roman'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DejaVu Sans1" fo:font-size="10pt" fo:language="zxx" fo:country="none" style:font-name-asian="Times-Roman" style:font-size-asian="10pt" style:language-asian="zxx" style:country-asian="none" style:font-name-complex="Times-Roman" style:font-size-complex="10pt" style:language-complex="zxx" style:country-complex="none"/>
    </style:style>
    <style:style style:name="P2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Linux Biolinum" fo:font-size="24pt" fo:language="zxx" fo:country="none" fo:font-weight="normal" style:font-name-asian="Times-Roman" style:font-size-asian="24pt" style:language-asian="zxx" style:country-asian="none" style:font-weight-asian="normal" style:font-name-complex="Times-Roman" style:font-size-complex="24pt" style:language-complex="zxx" style:country-complex="none" style:font-weight-complex="normal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DejaVu Sans1" fo:font-size="10pt" fo:language="zxx" fo:country="none" style:font-name-asian="Times-Roman" style:font-size-asian="10pt" style:language-asian="zxx" style:country-asian="none" style:font-name-complex="Times-Roman" style:font-size-complex="10pt" style:language-complex="zxx" style:country-complex="non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DejaVu Sans1" fo:font-size="10pt" fo:language="zxx" fo:country="none" style:font-name-asian="Times-Roman" style:font-size-asian="10pt" style:language-asian="zxx" style:country-asian="none" style:font-name-complex="Times-Roman" style:font-size-complex="10pt" style:language-complex="zxx" style:country-complex="none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DejaVu Sans1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text-position="0% 100%" style:font-name="DejaVu Sans1" fo:font-size="10pt" fo:language="zxx" fo:country="none" style:font-name-asian="Times-Roman" style:font-size-asian="10pt" style:language-asian="zxx" style:country-asian="none" style:font-name-complex="Times-Roman" style:font-size-complex="10pt" style:language-complex="zxx" style:country-complex="none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text-position="0% 100%" style:font-name="DejaVu Sans1" fo:font-size="10pt" fo:language="zxx" fo:country="none" style:font-name-asian="Times-Roman" style:font-size-asian="10pt" style:language-asian="zxx" style:country-asian="none" style:font-name-complex="Times-Roman" style:font-size-complex="10pt" style:language-complex="zxx" style:country-complex="none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T1" style:family="text">
      <style:text-properties style:font-name="DejaVu Sans Mono"/>
    </style:style>
    <style:style style:name="T2" style:family="text">
      <style:text-properties fo:language="zxx" fo:country="none" style:font-name-asian="Times-Roman" style:language-asian="zxx" style:country-asian="none" style:font-name-complex="Times-Roman" style:language-complex="zxx" style:country-complex="none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DejaVu Sans1" fo:language="zxx" fo:country="none" style:font-name-asian="Times-Roman" style:language-asian="zxx" style:country-asian="none" style:font-name-complex="Times-Roman" style:language-complex="zxx" style:country-complex="none"/>
    </style:style>
    <style:style style:name="T5" style:family="text">
      <style:text-properties style:text-position="super 58%" fo:language="zxx" fo:country="none" style:font-name-asian="Times-Roman" style:language-asian="zxx" style:country-asian="none" style:font-name-complex="Times-Roman" style:language-complex="zxx" style:country-complex="none"/>
    </style:style>
    <style:style style:name="T6" style:family="text">
      <style:text-properties style:text-position="0% 100%" style:font-name="DejaVu Sans1" fo:language="zxx" fo:country="none" style:font-name-asian="Times-Roman" style:language-asian="zxx" style:country-asian="none" style:font-name-complex="Times-Roman" style:language-complex="zxx" style:country-complex="none"/>
    </style:style>
    <style:style style:name="T7" style:family="text">
      <style:text-properties style:text-position="0% 100%" style:font-name="DejaVu Sans1" fo:language="zxx" fo:country="none" officeooo:rsid="00016040" style:font-name-asian="Times-Roman" style:language-asian="zxx" style:country-asian="none" style:font-name-complex="Times-Roman" style:language-complex="zxx" style:country-complex="none"/>
    </style:style>
    <style:style style:name="T8" style:family="text">
      <style:text-properties style:text-position="0% 100%" style:font-name="DejaVu Sans Mono" fo:language="zxx" fo:country="none" style:font-name-asian="Times-Roman" style:language-asian="zxx" style:country-asian="none" style:font-name-complex="Times-Roman" style:language-complex="zxx" style:country-complex="none"/>
    </style:style>
    <style:style style:name="T9" style:family="text">
      <style:text-properties style:text-position="0% 100%" fo:language="zxx" fo:country="none" style:font-name-asian="Times-Roman" style:language-asian="zxx" style:country-asian="none" style:font-name-complex="Times-Roman" style:language-complex="zxx" style:country-complex="none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le-laboration, ED1100</text:p>
      <text:p text:style-name="P1"/>
      <text:p text:style-name="P1">Ur ditt personnummer hittar du de tre parametrarna (a,b,c). Välj dina tre sista siffror som är skilda ifrån 0. Tag också bort dubbletter och a skall inte vara 1. Välj parametrarna så att a&lt;b&lt;c.</text:p>
      <text:p text:style-name="P1"/>
      <text:p text:style-name="P1"/>
      <text:list xml:id="list2095874219" text:style-name="L1">
        <text:list-item>
          <text:p text:style-name="P3">Sätt in varablerna a, b och c i Maple, med deras respektive värde.<text:line-break/>Det vill säga, att om du efter det skriver <text:span text:style-name="T1">a; b; c;</text:span> så ska Maple skriva ut de tre värden som beskrivs ovan.</text:p>
          <text:p text:style-name="P3"><text:line-break/>Dessa värden ska användas i övriga uppgifter om inte annat sägs.<text:line-break/></text:p>
          <text:p text:style-name="P3"/>
        </text:list-item>
        <text:list-item>
          <text:p text:style-name="P3">Be Maple beräkna:</text:p>
          <text:list>
            <text:list-item>
              <text:p text:style-name="P3">a + b</text:p>
            </text:list-item>
            <text:list-item>
              <text:p text:style-name="P3">a ⋅ b<text:span text:style-name="T3">c</text:span></text:p>
            </text:list-item>
            <text:list-item>
              <text:p text:style-name="P3">c/a</text:p>
            </text:list-item>
            <text:list-item>
              <text:p text:style-name="P3">|a – b|<text:tab/><text:tab/>Det vill säga absolutbeloppet av a − b. </text:p>
            </text:list-item>
            <text:list-item>
              <text:p text:style-name="P5"><text:span text:style-name="T2"><draw:frame draw:style-name="fr1" draw:name="Object1" text:anchor-type="as-char" svg:width="0.496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på decimalform.</text:span></text:p>
            </text:list-item>
          </text:list>
        </text:list-item>
      </text:list>
      <text:p text:style-name="P6"/>
      <text:list xml:id="list1741735678" text:continue-numbering="true" text:style-name="L1">
        <text:list-item>
          <text:p text:style-name="P7">Utveckla uttrycket (x + p)(x + q)(x + r).</text:p>
        </text:list-item>
      </text:list>
      <text:p text:style-name="P6"/>
      <text:list xml:id="list589308804" text:continue-numbering="true" text:style-name="L1">
        <text:list-item>
          <text:p text:style-name="P7">Förenkla uttrycket x² + (ab − c)x − abc.</text:p>
        </text:list-item>
      </text:list>
      <text:p text:style-name="P1"/>
      <text:list xml:id="list1732145457" text:continue-numbering="true" text:style-name="L1">
        <text:list-item>
          <text:p text:style-name="P3">Betrakta funktionen ƒ(x) = ax² + bx − c.</text:p>
          <text:list>
            <text:list-item>
              <text:p text:style-name="P3">Plotta ƒ(x).</text:p>
            </text:list-item>
            <text:list-item>
              <text:p text:style-name="P3">Testa att plotta den inom ett annat intervall, till exempel från −c till c.</text:p>
            </text:list-item>
            <text:list-item>
              <text:p text:style-name="P3">Testa även att ändra intervallet för y.</text:p>
            </text:list-item>
            <text:list-item>
              <text:p text:style-name="P3">Hitta nollställena för ƒ(x). Det vill säga lös ekvationen ƒ(x) = 0.</text:p>
            </text:list-item>
          </text:list>
        </text:list-item>
      </text:list>
      <text:p text:style-name="P6"/>
      <text:list xml:id="list1625985875" text:continue-numbering="true" text:style-name="L1">
        <text:list-item>
          <text:p text:style-name="P8"><text:span text:style-name="T6">Beräkna<text:line-break/></text:span><text:span text:style-name="T6"><draw:frame draw:style-name="fr1" draw:name="Object2" text:anchor-type="as-char" svg:width="3.702cm" svg:height="1.26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</text:list>
      <text:p text:style-name="P6"/>
      <text:list xml:id="list1212360981" text:continue-numbering="true" text:style-name="L1">
        <text:list-item>
          <text:p text:style-name="P7">Beräkna</text:p>
          <text:p text:style-name="P5"><draw:frame draw:style-name="fr1" draw:name="Object3" text:anchor-type="as-char" svg:width="0.974cm" svg:height="1.222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6"/>
      <text:list xml:id="list1914662295" text:continue-numbering="true" text:style-name="L1">
        <text:list-item>
          <text:p text:style-name="P7">Derivera</text:p>
          <text:p text:style-name="P7"><draw:frame draw:style-name="fr1" draw:name="Object4" text:anchor-type="as-char" svg:width="2.852cm" svg:height="0.87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6"/>
      <text:p text:style-name="P6"/>
      <text:list xml:id="list306456676" text:continue-numbering="true" text:style-name="L1">
        <text:list-item>
          <text:p text:style-name="P7">Beräkna</text:p>
          <text:p text:style-name="P7"><draw:frame draw:style-name="fr2" draw:name="Object5" text:anchor-type="as-char" svg:width="1.365cm" svg:height="0.937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1"/>
      <text:list xml:id="list520438714" text:continue-numbering="true" text:style-name="L1">
        <text:list-item>
          <text:p text:style-name="P5"><text:span text:style-name="T2">Betrakta ekvationen sin(ax) + e</text:span><text:span text:style-name="T5">−bx</text:span><text:span text:style-name="T9"> − cx = 0</text:span></text:p>
          <text:list>
            <text:list-item>
              <text:p text:style-name="P7">Lös ekvationen grafiskt.<text:line-break/>Ledning: Du kan ändra axlarna med hjälp av menyvalet axes → properties.</text:p>
            </text:list-item>
            <text:list-item>
              <text:p text:style-name="P8"><text:span text:style-name="T6">Kontrollera din lösning med </text:span><text:span text:style-name="T8">fsolve</text:span><text:span text:style-name="T6">.</text:span></text:p>
            </text:list-item>
            <text:list-item>
              <text:p text:style-name="P8"><text:span text:style-name="T6">Plotta funktionerna sin(ax</text:span><text:span text:style-name="T7">)</text:span><text:span text:style-name="T6"> + e</text:span><text:span text:style-name="T4">−bx</text:span><text:span text:style-name="T6"> och cx i samma graf, och notera skärningspunkt.</text:span></text:p>
            </text:list-item>
          </text:list>
        </text:list-item>
      </text:list>
      <text:p text:style-name="P6"/>
      <text:list xml:id="list1458998291" text:continue-numbering="true" text:style-name="L1">
        <text:list-item>
          <text:p text:style-name="P5"><text:span text:style-name="T9">Deklarera tvåvariabelfunktionen g(x, y) = xy</text:span><text:span text:style-name="T5">a</text:span><text:span text:style-name="T9">.</text:span></text:p>
          <text:list>
            <text:list-item>
              <text:p text:style-name="P8"><text:span text:style-name="T6">Plotta g(x, y) med kommandot </text:span><text:span text:style-name="T8">plot3d</text:span><text:span text:style-name="T6"> med </text:span><text:span text:style-name="T8">axes=boxed</text:span><text:span text:style-name="T6">.</text:span></text:p>
            </text:list-item>
            <text:list-item>
              <text:p text:style-name="P7">Vad är värdet för g(b, c)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-Roman" svg:font-family="Times-Roman, 'Times New Roman'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Andrée</meta:initial-creator>
    <meta:creation-date>2011-09-06T12:02:55</meta:creation-date>
    <dc:date>2011-09-09T16:17:50</dc:date>
    <dc:creator>Mattias </dc:creator>
    <meta:editing-duration>PT00H44M57S</meta:editing-duration>
    <meta:editing-cycles>4</meta:editing-cycles>
    <meta:generator>OpenOffice.org/3.2$Unix OpenOffice.org_project/320m19$Build-9505</meta:generator>
    <meta:printed-by>Mattias Andrée</meta:printed-by>
    <meta:print-date>2011-09-06T12:45:20</meta:print-date>
    <meta:document-statistic meta:table-count="0" meta:image-count="0" meta:object-count="5" meta:page-count="1" meta:paragraph-count="31" meta:word-count="262" meta:character-count="1333"/>
  </office:meta>
</office:document-meta>
</file>

<file path=Object 1/content.xml><?xml version="1.0" encoding="utf-8"?>
<math xmlns="http://www.w3.org/1998/Math/MathML">
  <semantics>
    <msqrt>
      <mi mathvariant="normal">c</mi>
    </msqrt>
    <annotation encoding="StarMath 5.0">sqrt c</annotation>
  </semantics>
</math>
</file>

<file path=Object 2/content.xml><?xml version="1.0" encoding="utf-8"?>
<math xmlns="http://www.w3.org/1998/Math/MathML">
  <semantics>
    <mrow>
      <mstyle mathsize="125%">
        <mrow>
          <mrow>
            <munderover>
              <mi mathvariant="normal">∑</mi>
              <mrow>
                <mi mathvariant="normal">i</mi>
                <mi mathvariant="normal">=</mi>
                <mn>0</mn>
              </mrow>
              <mstyle mathsize="125%">
                <mrow>
                  <mi mathvariant="normal">∞</mi>
                </mrow>
              </mstyle>
            </munderover>
            <mtext/>
          </mrow>
        </mrow>
      </mstyle>
      <mfrac>
        <mn>1</mn>
        <msup>
          <mi mathvariant="normal">c</mi>
          <mi mathvariant="normal">i</mi>
        </msup>
      </mfrac>
    </mrow>
    <annotation encoding="StarMath 5.0">{size *1.25 sum from {i = 0} to {size *1.25 infinity} ""} 1 over {c^i}</annotation>
  </semantics>
</math>
</file>

<file path=Object 3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11</mn>
              <mstyle mathsize="125%">
                <mrow>
                  <mi mathvariant="normal">∞</mi>
                </mrow>
              </mstyle>
            </munderover>
            <mtext/>
          </mrow>
        </mrow>
      </mstyle>
      <mfrac>
        <mn>1</mn>
        <mrow>
          <mrow>
            <mi>ab</mi>
            <mo stretchy="false">+</mo>
            <mrow>
              <mo stretchy="false">(</mo>
              <mrow>
                <mi mathvariant="normal">a</mi>
                <mi mathvariant="normal">−</mi>
                <mi mathvariant="normal">b</mi>
              </mrow>
              <mo stretchy="false">)</mo>
            </mrow>
          </mrow>
          <mrow>
            <mi mathvariant="normal">x</mi>
            <mi mathvariant="normal">−</mi>
            <msup>
              <mi mathvariant="normal">x</mi>
              <mn>2</mn>
            </msup>
          </mrow>
        </mrow>
      </mfrac>
      <mi/>
      <mi>dx</mi>
    </mrow>
    <annotation encoding="StarMath 5.0">{size *1.25 int from 11 to {size *1.25 infinity} ""} 1 over {ab + (a - b)x - x^2} `dx</annotation>
  </semantics>
</math>
</file>

<file path=Object 4/content.xml><?xml version="1.0" encoding="utf-8"?>
<math xmlns="http://www.w3.org/1998/Math/MathML">
  <semantics>
    <mfrac>
      <mrow>
        <mrow>
          <mi mathvariant="normal">x</mi>
          <mi mathvariant="normal">−</mi>
          <mi>sin</mi>
        </mrow>
        <mrow>
          <mo stretchy="false">(</mo>
          <mi mathvariant="normal">x</mi>
          <mo stretchy="false">)</mo>
        </mrow>
        <mi mathvariant="normal">⋅</mi>
        <mi>cos</mi>
        <mrow>
          <mo stretchy="false">(</mo>
          <mi mathvariant="normal">x</mi>
          <mo stretchy="false">)</mo>
        </mrow>
      </mrow>
      <mn>2</mn>
    </mfrac>
    <annotation encoding="StarMath 5.0">{x - sin(x) ⋅ cos(x)} over 2</annotation>
  </semantics>
</math>
</file>

<file path=Object 5/content.xml><?xml version="1.0" encoding="utf-8"?>
<math xmlns="http://www.w3.org/1998/Math/MathML">
  <semantics>
    <mrow>
      <munder>
        <mi>lim</mi>
        <mstyle mathsize="125%">
          <mrow>
            <mrow>
              <mi mathvariant="normal">n</mi>
              <mo stretchy="false">→</mo>
              <mstyle mathsize="125%">
                <mrow>
                  <mi mathvariant="normal">∞</mi>
                </mrow>
              </mstyle>
            </mrow>
          </mrow>
        </mstyle>
      </munder>
      <mfrac>
        <mi mathvariant="normal">n</mi>
        <mroot>
          <mrow>
            <mi mathvariant="normal">n</mi>
            <mi mathvariant="normal">!</mi>
          </mrow>
          <mi mathvariant="normal">n</mi>
        </mroot>
      </mfrac>
    </mrow>
    <annotation encoding="StarMath 5.0">lim from {size *1.25 {n toward size *1.25 infinity}} {n over {nroot n fact n}}</annotation>
  </semantics>
</math>
</file>